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pixel x</text:p>
          </table:table-cell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-65.31474" calcext:value-type="float">
            <text:p>-65.31474</text:p>
          </table:table-cell>
          <table:table-cell table:number-columns-repeated="2" office:value-type="float" office:value="3000" calcext:value-type="float">
            <text:p>3000</text:p>
          </table:table-cell>
          <table:table-cell/>
          <table:table-cell office:value-type="float" office:value="-65.31474" calcext:value-type="float">
            <text:p>-65.31474</text:p>
          </table:table-cell>
          <table:table-cell office:value-type="float" office:value="4689" calcext:value-type="float">
            <text:p>4689</text:p>
          </table:table-cell>
          <table:table-cell table:number-columns-repeated="3"/>
          <table:table-cell table:formula="of:=[.L1]-50" office:value-type="float" office:value="4639" calcext:value-type="float">
            <text:p>4639</text:p>
          </table:table-cell>
          <table:table-cell table:formula="of:=[.L1]+50" office:value-type="float" office:value="4739" calcext:value-type="float">
            <text:p>4739</text:p>
          </table:table-cell>
        </table:table-row>
        <table:table-row table:style-name="ro1">
          <table:table-cell office:value-type="string" calcext:value-type="string">
            <text:p>pixel y</text:p>
          </table:table-cell>
          <table:table-cell office:value-type="float" office:value="3000" calcext:value-type="float">
            <text:p>3000</text:p>
          </table:table-cell>
          <table:table-cell table:number-columns-repeated="4"/>
          <table:table-cell office:value-type="float" office:value="-10.77498" calcext:value-type="float">
            <text:p>-10.77498</text:p>
          </table:table-cell>
          <table:table-cell table:number-columns-repeated="2" office:value-type="float" office:value="3000" calcext:value-type="float">
            <text:p>3000</text:p>
          </table:table-cell>
          <table:table-cell/>
          <table:table-cell office:value-type="float" office:value="-10.77498" calcext:value-type="float">
            <text:p>-10.77498</text:p>
          </table:table-cell>
          <table:table-cell office:value-type="float" office:value="9207" calcext:value-type="float">
            <text:p>9207</text:p>
          </table:table-cell>
          <table:table-cell table:number-columns-repeated="3"/>
          <table:table-cell table:formula="of:=[.L2]-50" office:value-type="float" office:value="9157" calcext:value-type="float">
            <text:p>9157</text:p>
          </table:table-cell>
          <table:table-cell table:formula="of:=[.L2]+50" office:value-type="float" office:value="9257" calcext:value-type="float">
            <text:p>9257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band</text:p>
          </table:table-cell>
          <table:table-cell office:value-type="string" calcext:value-type="string">
            <text:p>val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02</text:p>
          </table:table-cell>
          <table:table-cell office:value-type="float" office:value="285" calcext:value-type="float">
            <text:p>28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03</text:p>
          </table:table-cell>
          <table:table-cell office:value-type="float" office:value="334" calcext:value-type="float">
            <text:p>33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04</text:p>
          </table:table-cell>
          <table:table-cell office:value-type="float" office:value="202" calcext:value-type="float">
            <text:p>20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08</text:p>
          </table:table-cell>
          <table:table-cell office:value-type="float" office:value="2144" calcext:value-type="float">
            <text:p>2144</text:p>
          </table:table-cell>
          <table:table-cell table:number-columns-repeated="4"/>
          <table:table-cell office:value-type="float" office:value="2326" calcext:value-type="float">
            <text:p>2326</text:p>
          </table:table-cell>
          <table:table-cell office:value-type="float" office:value="2144" calcext:value-type="float">
            <text:p>2144</text:p>
          </table:table-cell>
          <table:table-cell office:value-type="float" office:value="1898" calcext:value-type="float">
            <text:p>1898</text:p>
          </table:table-cell>
          <table:table-cell office:value-type="float" office:value="2664" calcext:value-type="float">
            <text:p>2664</text:p>
          </table:table-cell>
          <table:table-cell office:value-type="float" office:value="2442" calcext:value-type="float">
            <text:p>2442</text:p>
          </table:table-cell>
          <table:table-cell/>
          <table:table-cell office:value-type="float" office:value="2546" calcext:value-type="float">
            <text:p>2546</text:p>
          </table:table-cell>
          <table:table-cell office:value-type="float" office:value="2326" calcext:value-type="float">
            <text:p>23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8A</text:p>
          </table:table-cell>
          <table:table-cell office:value-type="float" office:value="2712" calcext:value-type="float">
            <text:p>27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11</text:p>
          </table:table-cell>
          <table:table-cell office:value-type="float" office:value="1307" calcext:value-type="float">
            <text:p>1307</text:p>
          </table:table-cell>
          <table:table-cell table:number-columns-repeated="4"/>
          <table:table-cell office:value-type="float" office:value="3989" calcext:value-type="float">
            <text:p>3989</text:p>
          </table:table-cell>
          <table:table-cell office:value-type="float" office:value="1307" calcext:value-type="float">
            <text:p>1307</text:p>
          </table:table-cell>
          <table:table-cell office:value-type="float" office:value="1205" calcext:value-type="float">
            <text:p>1205</text:p>
          </table:table-cell>
          <table:table-cell office:value-type="float" office:value="1295" calcext:value-type="float">
            <text:p>1295</text:p>
          </table:table-cell>
          <table:table-cell office:value-type="float" office:value="3952" calcext:value-type="float">
            <text:p>3952</text:p>
          </table:table-cell>
          <table:table-cell/>
          <table:table-cell office:value-type="float" office:value="3842" calcext:value-type="float">
            <text:p>3842</text:p>
          </table:table-cell>
          <table:table-cell office:value-type="float" office:value="3989" calcext:value-type="float">
            <text:p>39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12</text:p>
          </table:table-cell>
          <table:table-cell office:value-type="float" office:value="506" calcext:value-type="float">
            <text:p>5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vi</text:p>
          </table:table-cell>
          <table:table-cell office:value-type="float" office:value="4327" calcext:value-type="float">
            <text:p>4327</text:p>
          </table:table-cell>
          <table:table-cell/>
          <table:table-cell table:formula="of:=2.5*([.B8]-[.B7])/([.B8]+6*[.B7]-7.5*[.B5]+10000) * 10000" office:value-type="float" office:value="4327.67304006775" calcext:value-type="float">
            <text:p>4327.673040067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vi2</text:p>
          </table:table-cell>
          <table:table-cell office:value-type="string" calcext:value-type="string">
            <text:p>xxxxxxxxxx</text:p>
          </table:table-cell>
          <table:table-cell/>
          <table:table-cell table:formula="of:=24000*([.B8]-[.B7])/([.B8]+[.B7]+10000.001)" office:value-type="float" office:value="3775.14954032484" calcext:value-type="float">
            <text:p>3775.149540324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mi</text:p>
          </table:table-cell>
          <table:table-cell office:value-type="string" calcext:value-type="string">
            <text:p>xxxxxxxxxx</text:p>
          </table:table-cell>
          <table:table-cell/>
          <table:table-cell table:formula="of:=10000*([.D40]*(1-0.25*[.D40])-([.B7]-1250)/(10000-[.B7]))" office:value-type="float" office:value="5997.15166105639" calcext:value-type="float">
            <text:p>5997.151661056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tvi</text:p>
          </table:table-cell>
          <table:table-cell office:value-type="float" office:value="3003" calcext:value-type="float">
            <text:p>3003</text:p>
          </table:table-cell>
          <table:table-cell/>
          <table:table-cell table:style-name="ce5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ndmi</text:p>
          </table:table-cell>
          <table:table-cell office:value-type="float" office:value="2483" calcext:value-type="float">
            <text:p>2483</text:p>
          </table:table-cell>
          <table:table-cell/>
          <table:table-cell table:formula="of:=([.B26] - [.B27])/(1 * [.B26] + [.B27]) * 10000" office:value-type="float" office:value="2425.38394668212" calcext:value-type="float">
            <text:p>2425.38394668212</text:p>
          </table:table-cell>
          <table:table-cell table:number-columns-repeated="2"/>
          <table:table-cell table:style-name="ce6" office:value-type="float" office:value="-29928" calcext:value-type="float">
            <text:p>-29928</text:p>
          </table:table-cell>
          <table:table-cell office:value-type="float" office:value="2425" calcext:value-type="float">
            <text:p>2425</text:p>
          </table:table-cell>
          <table:table-cell office:value-type="float" office:value="2233" calcext:value-type="float">
            <text:p>2233</text:p>
          </table:table-cell>
          <table:table-cell office:value-type="float" office:value="3457" calcext:value-type="float">
            <text:p>3457</text:p>
          </table:table-cell>
          <table:table-cell office:value-type="float" office:value="-30938" calcext:value-type="float">
            <text:p>-30938</text:p>
          </table:table-cell>
          <table:table-cell/>
          <table:table-cell office:value-type="float" office:value="-30509" calcext:value-type="float">
            <text:p>-30509</text:p>
          </table:table-cell>
          <table:table-cell office:value-type="float" office:value="-29928" calcext:value-type="float">
            <text:p>-299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dvi</text:p>
          </table:table-cell>
          <table:table-cell office:value-type="float" office:value="8277" calcext:value-type="float">
            <text:p>827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dwi</text:p>
          </table:table-cell>
          <table:table-cell office:value-type="string" calcext:value-type="string">
            <text:p>xxxxxxxxxx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savi</text:p>
          </table:table-cell>
          <table:table-cell office:value-type="float" office:value="5708" calcext:value-type="float">
            <text:p>570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dvi</text:p>
          </table:table-cell>
          <table:table-cell office:value-type="float" office:value="4009" calcext:value-type="float">
            <text:p>4009</text:p>
          </table:table-cell>
          <table:table-cell/>
          <table:table-cell table:formula="of:=10000*([.B8]-[.B7])/([.B8]+[.B7])^0.5" office:value-type="float" office:value="400945.387491945" calcext:value-type="float">
            <text:p>400945.387491945</text:p>
          </table:table-cell>
          <table:table-cell table:formula="of:=([.B8]-[.B7])/(([.B8] + [.B7])/10000)^0.5" office:value-type="float" office:value="4009.45387491945" calcext:value-type="float">
            <text:p>4009.453874919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vi</text:p>
          </table:table-cell>
          <table:table-cell office:value-type="float" office:value="4185" calcext:value-type="float">
            <text:p>4185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----------</text:p>
          </table:table-cell>
          <table:table-cell table:number-columns-repeated="15"/>
        </table:table-row>
        <table:table-row table:style-name="ro1">
          <table:table-cell table:formula="of:=[.A5]" office:value-type="string" office:string-value="B02" calcext:value-type="string">
            <text:p>B02</text:p>
          </table:table-cell>
          <table:table-cell table:formula="of:=[.B5]/10000" office:value-type="float" office:value="0.0285" calcext:value-type="float">
            <text:p>0.0285</text:p>
          </table:table-cell>
          <table:table-cell table:formula="of:=[.C5]/10000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6]" office:value-type="string" office:string-value="B03" calcext:value-type="string">
            <text:p>B03</text:p>
          </table:table-cell>
          <table:table-cell table:formula="of:=[.B6]/10000" office:value-type="float" office:value="0.0334" calcext:value-type="float">
            <text:p>0.0334</text:p>
          </table:table-cell>
          <table:table-cell table:formula="of:=[.C6]/10000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7]" office:value-type="string" office:string-value="B04" calcext:value-type="string">
            <text:p>B04</text:p>
          </table:table-cell>
          <table:table-cell table:formula="of:=[.B7]/10000" office:value-type="float" office:value="0.0202" calcext:value-type="float">
            <text:p>0.0202</text:p>
          </table:table-cell>
          <table:table-cell table:formula="of:=[.C7]/10000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8]" office:value-type="string" office:string-value="B08" calcext:value-type="string">
            <text:p>B08</text:p>
          </table:table-cell>
          <table:table-cell table:formula="of:=[.B8]/10000" office:value-type="float" office:value="0.2144" calcext:value-type="float">
            <text:p>0.2144</text:p>
          </table:table-cell>
          <table:table-cell table:formula="of:=[.C8]/10000" office:value-type="float" office:value="0" calcext:value-type="float">
            <text:p>0</text:p>
          </table:table-cell>
          <table:table-cell table:number-columns-repeated="3"/>
          <table:table-cell table:formula="of:=[.G8]/10000" office:value-type="float" office:value="0.2326" calcext:value-type="float">
            <text:p>0.2326</text:p>
          </table:table-cell>
          <table:table-cell table:formula="of:=[.H8]/10000" office:value-type="float" office:value="0.2144" calcext:value-type="float">
            <text:p>0.2144</text:p>
          </table:table-cell>
          <table:table-cell table:formula="of:=[.I8]/10000" office:value-type="float" office:value="0.1898" calcext:value-type="float">
            <text:p>0.1898</text:p>
          </table:table-cell>
          <table:table-cell table:formula="of:=[.J8]/10000" office:value-type="float" office:value="0.2664" calcext:value-type="float">
            <text:p>0.2664</text:p>
          </table:table-cell>
          <table:table-cell table:formula="of:=[.K8]/10000" office:value-type="float" office:value="0.2442" calcext:value-type="float">
            <text:p>0.2442</text:p>
          </table:table-cell>
          <table:table-cell table:formula="of:=[.L8]/10000" office:value-type="float" office:value="0" calcext:value-type="float">
            <text:p>0</text:p>
          </table:table-cell>
          <table:table-cell table:formula="of:=[.M8]/10000" office:value-type="float" office:value="0.2546" calcext:value-type="float">
            <text:p>0.2546</text:p>
          </table:table-cell>
          <table:table-cell table:formula="of:=[.N8]/10000" office:value-type="float" office:value="0.2326" calcext:value-type="float">
            <text:p>0.23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11</text:p>
          </table:table-cell>
          <table:table-cell table:formula="of:=[.B10]/10000" office:value-type="float" office:value="0.1307" calcext:value-type="float">
            <text:p>0.1307</text:p>
          </table:table-cell>
          <table:table-cell table:number-columns-repeated="4"/>
          <table:table-cell table:formula="of:=[.G10]/10000" office:value-type="float" office:value="0.3989" calcext:value-type="float">
            <text:p>0.3989</text:p>
          </table:table-cell>
          <table:table-cell table:formula="of:=[.H10]/10000" office:value-type="float" office:value="0.1307" calcext:value-type="float">
            <text:p>0.1307</text:p>
          </table:table-cell>
          <table:table-cell table:formula="of:=[.I10]/10000" office:value-type="float" office:value="0.1205" calcext:value-type="float">
            <text:p>0.1205</text:p>
          </table:table-cell>
          <table:table-cell table:formula="of:=[.J10]/10000" office:value-type="float" office:value="0.1295" calcext:value-type="float">
            <text:p>0.1295</text:p>
          </table:table-cell>
          <table:table-cell table:formula="of:=[.K10]/10000" office:value-type="float" office:value="0.3952" calcext:value-type="float">
            <text:p>0.3952</text:p>
          </table:table-cell>
          <table:table-cell table:formula="of:=[.L10]/10000" office:value-type="float" office:value="0" calcext:value-type="float">
            <text:p>0</text:p>
          </table:table-cell>
          <table:table-cell table:formula="of:=[.M10]/10000" office:value-type="float" office:value="0.3842" calcext:value-type="float">
            <text:p>0.3842</text:p>
          </table:table-cell>
          <table:table-cell table:formula="of:=[.N10]/10000" office:value-type="float" office:value="0.3989" calcext:value-type="float">
            <text:p>0.3989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---------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mputed</text:p>
          </table:table-cell>
          <table:table-cell office:value-type="string" calcext:value-type="string">
            <text:p>---------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vi</text:p>
          </table:table-cell>
          <table:table-cell table:formula="of:= 2.5 * ([.B26] -  [.B25]) / (([.B26] + 6 * [.B25] - 7.5 * [.B23]) + 1)" office:value-type="float" office:value="0.432767304006775" calcext:value-type="float">
            <text:p>0.432767304006775</text:p>
          </table:table-cell>
          <table:table-cell table:formula="of:= 2.5 * ([.C26] -  [.C25]) / (([.C26] + 6 * [.C25] - 7.5 * [.C23]) + 1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evi2</text:p>
          </table:table-cell>
          <table:table-cell table:style-name="ce5" table:formula="of:=10000*(2.4*([.B26]-[.B25])/([.B26]+[.B25]+1))" office:value-type="float" office:value="3775.149846104" calcext:value-type="float">
            <text:p>3775.149846104</text:p>
          </table:table-cell>
          <table:table-cell table:style-name="ce5" table:formula="of:=10000*(2.5*([.C26]-[.C25])/([.C26]+2.4*[.C25]+1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gemi</text:p>
          </table:table-cell>
          <table:table-cell table:style-name="ce6" table:formula="of:=10000*([.B40]*(1-0.25*[.B40])-(([.B25]-0.125)/(1-[.B25])))" office:value-type="float" office:value="5997.15166105639" calcext:value-type="float">
            <text:p>5997.15166105639</text:p>
          </table:table-cell>
          <table:table-cell table:style-name="ce6" table:formula="of:=10000*([.C40]*(1-0.25*[.C40])-(([.C25]-0.125)/(1-[.C25])))" office:value-type="float" office:value="1250" calcext:value-type="float">
            <text:p>1250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mtvi</text:p>
          </table:table-cell>
          <table:table-cell table:style-name="ce5" table:formula="of:=10000*(1.2*(1.2*([.B26]-[.B24])-2.5*([.B25]-[.B24])))" office:value-type="float" office:value="3002.4" calcext:value-type="float">
            <text:p>3002.4</text:p>
          </table:table-cell>
          <table:table-cell table:style-name="ce5" table:formula="of:=10000*(1.2*(1.2*([.C26]-[.C24])-2.5*([.C25]-[.C24])))" office:value-type="float" office:value="0" calcext:value-type="float">
            <text:p>0</text:p>
          </table:table-cell>
          <table:table-cell table:style-name="ce5"/>
          <table:table-cell table:number-columns-repeated="13"/>
        </table:table-row>
        <table:table-row table:style-name="ro1">
          <table:table-cell table:style-name="ce5" office:value-type="string" calcext:value-type="string">
            <text:p>ndmi</text:p>
          </table:table-cell>
          <table:table-cell table:style-name="ce5" table:formula="of:=10000*([.B26]-[.B27])/([.B26]+[.B27])" office:value-type="float" office:value="2425.38394668212" calcext:value-type="float">
            <text:p>2425.38394668212</text:p>
          </table:table-cell>
          <table:table-cell table:style-name="ce5" table:formula="of:=10000*([.C26]-[.C27])/([.C26]+[.C27])" office:value-type="string" office:string-value="" calcext:value-type="error">
            <text:p>#DIV/0!</text:p>
          </table:table-cell>
          <table:table-cell table:style-name="ce5" table:number-columns-repeated="3"/>
          <table:table-cell table:style-name="ce5" table:formula="of:=10000*([.G26]-[.G27])/([.G26]+[.G27])" office:value-type="float" office:value="-2633.41250989707" calcext:value-type="float">
            <text:p>-2633.41250989707</text:p>
          </table:table-cell>
          <table:table-cell table:style-name="ce5" table:formula="of:=10000*([.H26]-[.H27])/([.H26]+[.H27])" office:value-type="float" office:value="2425.38394668212" calcext:value-type="float">
            <text:p>2425.38394668212</text:p>
          </table:table-cell>
          <table:table-cell table:style-name="ce5" table:formula="of:=10000*([.I26]-[.I27])/([.I26]+[.I27])" office:value-type="float" office:value="2233.32259104093" calcext:value-type="float">
            <text:p>2233.32259104093</text:p>
          </table:table-cell>
          <table:table-cell table:style-name="ce5" table:formula="of:=10000*([.J26]-[.J27])/([.J26]+[.J27])" office:value-type="float" office:value="3457.94392523364" calcext:value-type="float">
            <text:p>3457.94392523364</text:p>
          </table:table-cell>
          <table:table-cell table:style-name="ce5" table:formula="of:=10000*([.K26]-[.K27])/([.K26]+[.K27])" office:value-type="float" office:value="-2361.58898967782" calcext:value-type="float">
            <text:p>-2361.58898967782</text:p>
          </table:table-cell>
          <table:table-cell table:style-name="ce5" table:formula="of:=10000*([.L26]-[.L27])/([.L26]+[.L27])" office:value-type="string" office:string-value="" calcext:value-type="error">
            <text:p>#DIV/0!</text:p>
          </table:table-cell>
          <table:table-cell table:style-name="ce5" table:formula="of:=10000*([.M26]-[.M27])/([.M26]+[.M27])" office:value-type="float" office:value="-2028.80400751409" calcext:value-type="float">
            <text:p>-2028.80400751409</text:p>
          </table:table-cell>
          <table:table-cell table:style-name="ce5" table:formula="of:=10000*([.N26]-[.N27])/([.N26]+[.N27])" office:value-type="float" office:value="-2633.41250989707" calcext:value-type="float">
            <text:p>-2633.41250989707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ndvi</text:p>
          </table:table-cell>
          <table:table-cell table:style-name="ce5" table:formula="of:=10000*(([.B26]-[.B25])/([.B26]+[.B25]))" office:value-type="float" office:value="8277.91986359761" calcext:value-type="float">
            <text:p>8277.91986359761</text:p>
          </table:table-cell>
          <table:table-cell table:style-name="ce5" table:formula="of:=10000*(([.C26]-[.C25])/([.C26]+[.C25]))" office:value-type="string" office:string-value="" calcext:value-type="error">
            <text:p>#DIV/0!</text:p>
          </table:table-cell>
          <table:table-cell table:style-name="ce5"/>
          <table:table-cell table:number-columns-repeated="13"/>
        </table:table-row>
        <table:table-row table:style-name="ro1">
          <table:table-cell table:style-name="ce6" office:value-type="string" calcext:value-type="string">
            <text:p>ndwi</text:p>
          </table:table-cell>
          <table:table-cell table:style-name="ce6" table:formula="of:=10000*([.B24]-[.B26])/([.B24]+[.B26])" office:value-type="float" office:value="-7304.27764326069" calcext:value-type="float">
            <text:p>-7304.27764326069</text:p>
          </table:table-cell>
          <table:table-cell table:style-name="ce6" table:formula="of:=10000*([.C24]-[.C26])/([.C24]+[.C26]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osavi</text:p>
          </table:table-cell>
          <table:table-cell table:style-name="ce5" table:formula="of:=10000*((1+0.16)*([.B26]-[.B25])/([.B26]+[.B25]+0.16))" office:value-type="float" office:value="5708.86974151039" calcext:value-type="float">
            <text:p>5708.86974151039</text:p>
          </table:table-cell>
          <table:table-cell table:style-name="ce5" table:formula="of:=10000*((1+0.16)*([.C26]-[.C25])/([.C26]+[.C25]+0.16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rdvi</text:p>
          </table:table-cell>
          <table:table-cell table:style-name="ce5" table:formula="of:=10000*(([.B26]-[.B25])/(([.B26]+[.B25])^0.5))" office:value-type="float" office:value="4009.45387491945" calcext:value-type="float">
            <text:p>4009.45387491945</text:p>
          </table:table-cell>
          <table:table-cell table:style-name="ce5" table:formula="of:=10000*(([.C26]-[.C25])/(([.C26]+[.C25])^0.5))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savi</text:p>
          </table:table-cell>
          <table:table-cell table:style-name="ce5" table:formula="of:=10000*(([.B26]-[.B25])/([.B26]+[.B25]+0.428) * (1 + 0.428))" office:value-type="float" office:value="4185.29429520073" calcext:value-type="float">
            <text:p>4185.29429520073</text:p>
          </table:table-cell>
          <table:table-cell table:style-name="ce5" table:formula="of:=10000*(([.C26]-[.C25])/([.C26]+[.C25]+0.428) * (1 + 0.428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n</text:p>
          </table:table-cell>
          <table:table-cell table:style-name="ce5" table:formula="of:=(2*([.B26]^2 - [.B25]^2)+1.5*[.B26]+0.5*[.B25])/([.B26]+[.B25]+0.5)" office:value-type="float" office:value="0.575576694799891" calcext:value-type="float">
            <text:p>0.575576694799891</text:p>
          </table:table-cell>
          <table:table-cell table:style-name="ce5" table:formula="of:=(2*([.C26]^2 - [.C25]^2)+1.5*[.C26]+0.5*[.C25])/([.C26]+[.C25]+0.5)" office:value-type="float" office:value="0" calcext:value-type="float">
            <text:p>0</text:p>
          </table:table-cell>
          <table:table-cell table:formula="of:=(2/10000*([.B8]^2 - [.B7]^2) + 1.5*[.B8]+0.5*[.B7])/([.B8]+[.B7]+5000)" office:value-type="float" office:value="0.575576694799891" calcext:value-type="float">
            <text:p>0.575576694799891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 style:data-style-name="N2" text:time-value="16:11:48.9745358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5:13:03.082687822</meta:creation-date>
    <dc:date>2020-05-22T21:50:20.601564635</dc:date>
    <meta:editing-duration>PT16H35S</meta:editing-duration>
    <meta:editing-cycles>18</meta:editing-cycles>
    <meta:generator>LibreOffice/6.0.7.3$Linux_X86_64 LibreOffice_project/00m0$Build-3</meta:generator>
    <meta:document-statistic meta:table-count="1" meta:cell-count="159" meta:object-count="0"/>
  </office:meta>
</office:document-meta>
</file>